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1:57:58.468258450</meta:creation-date>
    <meta:generator>LibreOffice/7.3.7.2$Linux_X86_64 LibreOffice_project/30$Build-2</meta:generator>
    <dc:date>2023-02-01T22:37:56.350593016</dc:date>
    <meta:editing-duration>PT29M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